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1443d" officeooo:paragraph-rsid="0011443d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1443d" officeooo:paragraph-rsid="0011443d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28c28" officeooo:paragraph-rsid="00128c28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style="normal" fo:font-weight="normal" officeooo:rsid="0016956a" officeooo:paragraph-rsid="0016956a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officeooo:paragraph-rsid="00128c28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fo:font-weight="normal" officeooo:rsid="00128c28" officeooo:paragraph-rsid="00128c28" style:font-size-asian="10.5pt" style:font-weight-asian="normal" style:font-size-complex="12pt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fo:font-size="12pt" fo:font-weight="normal" officeooo:rsid="00128c28" officeooo:paragraph-rsid="00128c28" style:font-size-asian="10.5pt" style:font-weight-asian="normal" style:font-size-complex="12pt" style:font-weight-complex="normal"/>
    </style:style>
    <style:style style:name="P8" style:family="paragraph" style:parent-style-name="Standard" style:list-style-name="L3">
      <style:paragraph-properties fo:text-align="start" style:justify-single-word="false"/>
      <style:text-properties fo:font-size="12pt" fo:font-weight="normal" officeooo:rsid="00128c28" officeooo:paragraph-rsid="00128c28" style:font-size-asian="10.5pt" style:font-weight-asian="normal" style:font-size-complex="12pt" style:font-weight-complex="normal"/>
    </style:style>
    <style:style style:name="P9" style:family="paragraph" style:parent-style-name="Standard" style:list-style-name="L5">
      <style:paragraph-properties fo:text-align="start" style:justify-single-word="false"/>
      <style:text-properties fo:font-size="12pt" fo:font-weight="normal" officeooo:rsid="00151b13" officeooo:paragraph-rsid="00151b13" style:font-size-asian="10.5pt" style:font-weight-asian="normal" style:font-size-complex="12pt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fo:font-size="12pt" fo:font-style="italic" fo:font-weight="normal" officeooo:rsid="00128c28" officeooo:paragraph-rsid="00128c28" style:font-size-asian="10.5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 style:list-style-name="L3">
      <style:paragraph-properties fo:text-align="start" style:justify-single-word="false"/>
      <style:text-properties fo:font-size="12pt" fo:font-style="italic" fo:font-weight="normal" officeooo:rsid="00128c28" officeooo:paragraph-rsid="00128c28" style:font-size-asian="10.5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 style:list-style-name="L4">
      <style:paragraph-properties fo:text-align="start" style:justify-single-word="false"/>
      <style:text-properties fo:font-size="12pt" fo:font-style="italic" fo:font-weight="normal" officeooo:rsid="00128c28" officeooo:paragraph-rsid="00128c28" style:font-size-asian="10.5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style="italic" fo:font-weight="normal" officeooo:rsid="0016956a" officeooo:paragraph-rsid="0016956a" style:font-size-asian="10.5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 style:list-style-name="L5">
      <style:paragraph-properties fo:text-align="start" style:justify-single-word="false"/>
      <style:text-properties fo:font-size="12pt" fo:font-style="italic" fo:font-weight="normal" officeooo:rsid="0016956a" officeooo:paragraph-rsid="00151b13" style:font-size-asian="10.5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style="italic" fo:font-weight="normal" officeooo:rsid="00175702" officeooo:paragraph-rsid="00175702" style:font-size-asian="10.5pt" style:font-style-asian="italic" style:font-weight-asian="normal" style:font-size-complex="12pt" style:font-style-complex="italic" style:font-weight-complex="normal"/>
    </style:style>
    <style:style style:name="P16" style:family="paragraph" style:parent-style-name="Standard" style:list-style-name="L5">
      <style:paragraph-properties fo:text-align="start" style:justify-single-word="false"/>
      <style:text-properties fo:font-size="12pt" fo:font-style="normal" fo:font-weight="normal" officeooo:rsid="0016956a" officeooo:paragraph-rsid="0016956a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6">
      <style:paragraph-properties fo:text-align="start" style:justify-single-word="false"/>
      <style:text-properties fo:font-size="12pt" fo:font-style="normal" fo:font-weight="normal" officeooo:rsid="0016956a" officeooo:paragraph-rsid="0016956a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list-style-name="L6">
      <style:paragraph-properties fo:text-align="start" style:justify-single-word="false"/>
      <style:text-properties fo:font-size="12pt" fo:font-style="normal" fo:font-weight="normal" officeooo:rsid="00175702" officeooo:paragraph-rsid="00175702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 style:list-style-name="L5">
      <style:paragraph-properties fo:text-align="start" style:justify-single-word="false"/>
      <style:text-properties fo:font-size="12pt" fo:font-style="normal" fo:font-weight="normal" officeooo:rsid="0018ef78" officeooo:paragraph-rsid="0018ef78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style="normal" fo:font-weight="normal" officeooo:rsid="0018ef78" officeooo:paragraph-rsid="0018ef78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 style:list-style-name="L2">
      <style:paragraph-properties fo:text-align="start" style:justify-single-word="false"/>
      <style:text-properties officeooo:paragraph-rsid="00128c28"/>
    </style:style>
    <style:style style:name="P22" style:family="paragraph" style:parent-style-name="Standard" style:list-style-name="L4">
      <style:paragraph-properties fo:text-align="start" style:justify-single-word="false"/>
      <style:text-properties fo:font-weight="normal" officeooo:rsid="00128c28" officeooo:paragraph-rsid="00128c28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fo:font-weight="bold" officeooo:rsid="00128c28" style:font-size-asian="10.5pt" style:font-weight-asian="bold" style:font-size-complex="12pt" style:font-weight-complex="bold"/>
    </style:style>
    <style:style style:name="T3" style:family="text">
      <style:text-properties fo:font-size="12pt" fo:font-style="italic" fo:font-weight="normal" officeooo:rsid="00128c28" style:font-size-asian="10.5pt" style:font-style-asian="italic" style:font-weight-asian="normal" style:font-size-complex="12pt" style:font-style-complex="italic" style:font-weight-complex="normal"/>
    </style:style>
    <style:style style:name="T4" style:family="text">
      <style:text-properties fo:font-size="12pt" fo:font-style="italic" style:font-size-asian="10.5pt" style:font-style-asian="italic" style:font-size-complex="12pt" style:font-style-complex="italic"/>
    </style:style>
    <style:style style:name="T5" style:family="text">
      <style:text-properties fo:font-size="12pt" fo:font-style="italic" fo:font-weight="bold" officeooo:rsid="00128c28" style:font-size-asian="10.5pt" style:font-style-asian="italic" style:font-weight-asian="bold" style:font-size-complex="12pt" style:font-style-complex="italic" style:font-weight-complex="bold"/>
    </style:style>
    <style:style style:name="T6" style:family="text">
      <style:text-properties fo:font-size="12pt" fo:font-weight="normal" officeooo:rsid="00128c28" style:font-size-asian="10.5pt" style:font-weight-asian="normal" style:font-size-complex="12pt" style:font-weight-complex="normal"/>
    </style:style>
    <style:style style:name="T7" style:family="text">
      <style:text-properties fo:font-size="12pt" style:font-size-asian="10.5pt" style:font-size-complex="12pt"/>
    </style:style>
    <style:style style:name="T8" style:family="text">
      <style:text-properties fo:font-size="12pt" fo:font-style="normal" style:font-size-asian="10.5pt" style:font-style-asian="normal" style:font-size-complex="12pt" style:font-style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16956a" style:font-style-asian="italic" style:font-style-complex="italic"/>
    </style:style>
    <style:style style:name="T11" style:family="text">
      <style:text-properties fo:font-style="italic" officeooo:rsid="00175702" style:font-style-asian="italic" style:font-style-complex="italic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script Conditional Statements</text:p>
      <text:p text:style-name="P2"/>
      <text:p text:style-name="P2">Conditional Statements</text:p>
      <text:list xml:id="list4153076501" text:style-name="L1">
        <text:list-item>
          <text:p text:style-name="P6">Conditional statements are used to perform different actions based on different conditions.</text:p>
        </text:list-item>
        <text:list-item>
          <text:p text:style-name="P6">In javascript, there are the following conditional statements:</text:p>
          <text:list>
            <text:list-item>
              <text:p text:style-name="P6">if statement, else statement, else if statement, and switch statements</text:p>
            </text:list-item>
          </text:list>
        </text:list-item>
      </text:list>
      <text:p text:style-name="P3"/>
      <text:p text:style-name="P3"><text:tab/><text:span text:style-name="T1">The </text:span><text:span text:style-name="T12">if</text:span><text:span text:style-name="T1"> Statement</text:span></text:p>
      <text:list xml:id="list1999207693" text:style-name="L2">
        <text:list-item>
          <text:p text:style-name="P7">The <text:span text:style-name="T9">if </text:span>statement is used to specify a block of Javascript code to be executed if a condition is true.</text:p>
          <text:list>
            <text:list-item>
              <text:p text:style-name="P21"><text:span text:style-name="T6">syntax: </text:span><text:span text:style-name="T3">if (condition) {code executed}</text:span></text:p>
              <text:p text:style-name="P10"/>
            </text:list-item>
          </text:list>
        </text:list-item>
      </text:list>
      <text:p text:style-name="P3"><text:span text:style-name="T1"><text:tab/>The </text:span><text:span text:style-name="T12">else</text:span><text:span text:style-name="T1"> Statement</text:span></text:p>
      <text:list xml:id="list3929977182" text:style-name="L3">
        <text:list-item>
          <text:p text:style-name="P8">The <text:span text:style-name="T9">else</text:span> statement is used to specify a block of code to be executed if the condition is false.</text:p>
          <text:list>
            <text:list-item>
              <text:p text:style-name="P8">syntax: <text:span text:style-name="T9">else {code executed}</text:span></text:p>
              <text:p text:style-name="P11"/>
            </text:list-item>
          </text:list>
        </text:list-item>
      </text:list>
      <text:p text:style-name="P5"><text:span text:style-name="T2"><text:tab/>The </text:span><text:span text:style-name="T5">else if</text:span><text:span text:style-name="T2"> Statement</text:span></text:p>
      <text:list xml:id="list3334655918" text:style-name="L4">
        <text:list-item>
          <text:p text:style-name="P22"><text:span text:style-name="T7">The </text:span><text:span text:style-name="T4">else if</text:span><text:span text:style-name="T8"> statement is used to specify a new condition if the first condition is false.</text:span></text:p>
          <text:list>
            <text:list-item>
              <text:p text:style-name="P22"><text:span text:style-name="T8">syntax: </text:span><text:span text:style-name="T4">else if (condition) {}</text:span></text:p>
              <text:p text:style-name="P12"/>
            </text:list-item>
          </text:list>
        </text:list-item>
      </text:list>
      <text:p text:style-name="P5"><text:span text:style-name="T2"><text:tab/>The </text:span><text:span text:style-name="T5">switch</text:span><text:span text:style-name="T2"> Statement</text:span></text:p>
      <text:list xml:id="list1677446030" text:style-name="L5">
        <text:list-item>
          <text:p text:style-name="P9">Switch statements take a single expression/value as an input, and then looks through a number of choices until they find one that matches the value.</text:p>
          <text:list>
            <text:list-item>
              <text:p text:style-name="P9">ex. <text:span text:style-name="T10">switch (expression) {</text:span></text:p>
            </text:list-item>
          </text:list>
        </text:list-item>
      </text:list>
      <text:p text:style-name="P13"><text:tab/><text:tab/><text:tab/>case choice1:</text:p>
      <text:p text:style-name="P13"><text:tab/><text:tab/><text:tab/><text:tab/>run this code</text:p>
      <text:p text:style-name="P13"><text:tab/><text:tab/><text:tab/><text:tab/>break;</text:p>
      <text:p text:style-name="P13"><text:tab/><text:tab/><text:tab/>case choice2:</text:p>
      <text:p text:style-name="P13"><text:tab/><text:tab/><text:tab/><text:tab/>run this code</text:p>
      <text:p text:style-name="P13"><text:tab/><text:tab/><text:tab/><text:tab/>break;</text:p>
      <text:p text:style-name="P13"><text:tab/><text:tab/><text:tab/>default:</text:p>
      <text:p text:style-name="P13"><text:tab/><text:tab/><text:tab/><text:tab/>run this code, if no matches</text:p>
      <text:p text:style-name="P13"><text:tab/><text:tab/><text:tab/>}</text:p>
      <text:list xml:id="list200618669464640" text:continue-numbering="true" text:style-name="L5">
        <text:list-item>
          <text:list>
            <text:list-item>
              <text:list>
                <text:list-item>
                  <text:p text:style-name="P16">Default can be omitted if there is no chance that the expression could end up equaling an unknown value.</text:p>
                </text:list-item>
              </text:list>
            </text:list-item>
          </text:list>
        </text:list-item>
        <text:list-item>
          <text:p text:style-name="P19">It is possible to have multiple cases to have the same output. To accomplish this, list the cases like:</text:p>
          <text:list>
            <text:list-item>
              <text:p text:style-name="P19">ex. <text:span text:style-name="T9">switch (conditional) {</text:span></text:p>
              <text:list>
                <text:list-header>
                  <text:p text:style-name="P19"><text:span text:style-name="T9">case one:</text:span></text:p>
                  <text:p text:style-name="P19"><text:span text:style-name="T9">case two:</text:span></text:p>
                  <text:p text:style-name="P19"><text:span text:style-name="T9">case three:</text:span></text:p>
                  <text:list>
                    <text:list-header>
                      <text:p text:style-name="P19"><text:span text:style-name="T9">run code here;</text:span></text:p>
                      <text:p text:style-name="P19"><text:span text:style-name="T9">break;</text:span></text:p>
                    </text:list-header>
                  </text:list>
                  <text:p text:style-name="P19"><text:span text:style-name="T9">}</text:span></text:p>
                </text:list-header>
              </text:list>
            </text:list-item>
          </text:list>
        </text:list-item>
      </text:list>
      <text:p text:style-name="P20"><text:span text:style-name="T9"/></text:p>
      <text:p text:style-name="P20"><text:span text:style-name="T9"/></text:p>
      <text:p text:style-name="P20"><text:span text:style-name="T9"/></text:p>
      <text:p text:style-name="P20"><text:soft-page-break/><text:span text:style-name="T9"/></text:p>
      <text:p text:style-name="P4"/>
      <text:p text:style-name="P4"><text:tab/><text:span text:style-name="T1">Ternary Operator</text:span></text:p>
      <text:list xml:id="list3464858717" text:style-name="L6">
        <text:list-item>
          <text:p text:style-name="P17">A small bit of syntax that tests a condition and returns one value/expression if it is <text:span text:style-name="T9">true</text:span> and another if it is <text:span text:style-name="T9">false</text:span>.</text:p>
          <text:list>
            <text:list-item>
              <text:p text:style-name="P17">syntax: <text:span text:style-name="T9">( condition ) ? run this code : run this code instead</text:span><text:span text:style-name="T11">;</text:span></text:p>
            </text:list-item>
            <text:list-item>
              <text:p text:style-name="P17">ex. <text:span text:style-name="T9">let greeeting = ( isBirthday ) ? 'Happy birthday' : 'No happy birthday to you'</text:span></text:p>
            </text:list-item>
          </text:list>
        </text:list-item>
        <text:list-item>
          <text:p text:style-name="P18">The ternary operator can be used to run functions, lines of codes, or anything else.</text:p>
          <text:list>
            <text:list-item>
              <text:p text:style-name="P18">ex. <text:span text:style-name="T9">( a === b ) ? update('this', 'that') : update('this', 'that');</text:span></text:p>
            </text:list-item>
          </text:list>
        </text:list-item>
      </text:list>
      <text:p text:style-name="P15"/>
      <text:list xml:id="list200617946751094" text:continue-list="list200618669464640" text:style-name="L5">
        <text:list-item>
          <text:list>
            <text:list-item>
              <text:list>
                <text:list-header>
                  <text:p text:style-name="P14"/>
                </text:list-header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2" meta:paragraph-count="45" meta:word-count="330" meta:character-count="1786" meta:non-whitespace-character-count="1489"/>
  </office:meta>
</office:document-meta>
</file>